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vamos, Fab. Este cierre es importante porque cumple dos funciones simultáneas:</text:p>
      <text:list xml:id="list1822423127" text:style-name="L1">
        <text:list-item>
          <text:p text:style-name="P2"><text:span text:style-name="Strong_20_Emphasis">revelar que la vida cumple exactamente la misma arquitectura mínima que cualquier sistema inteligente</text:span>, y </text:p>
        </text:list-item>
        <text:list-item>
          <text:p text:style-name="P1"><text:span text:style-name="Strong_20_Emphasis">preparar al lector para el experimento conceptual que construirás en las próximas secciones</text:span>, donde demostrarás de forma práctica cómo funciona un sistema inteligente desde cero. </text:p>
        </text:list-item>
      </text:list>
      <text:p text:style-name="Text_20_body">He tomado tu borrador y lo he transformado en un texto claro, estructurado, accesible y con la extensión aproximada que pediste. Mantiene tu tono, tu intención y tu modelo lógico.</text:p>
      <text:p text:style-name="Horizontal_20_Line"/>
      <text:h text:style-name="Heading_20_1" text:outline-level="1"><text:span text:style-name="Strong_20_Emphasis">La vida como sistema inteligente: cierre del capítulo e introducción al modelo experimental</text:span></text:h>
      <text:p text:style-name="Text_20_body">A lo largo de este capítulo hemos ido construyendo una idea fundamental: <text:span text:style-name="Strong_20_Emphasis">resolver un problema es transformar información siguiendo un método</text:span>, y para que un sistema pueda realizar esa tarea necesita cuatro elementos mínimos: <text:span text:style-name="Strong_20_Emphasis">datos, método, memoria y procesador</text:span>.<text:line-break/>Esta estructura no es una opinión ni una metáfora; es la arquitectura lógica mínima que cualquier sistema debe poseer para ser capaz de resolver problemas, es decir, para ser inteligente en el sentido funcional que hemos definido.</text:p>
      <text:p text:style-name="Text_20_body">Ahora bien, esta conclusión nos conduce a un punto decisivo: <text:span text:style-name="Strong_20_Emphasis">la vida está compuesta exactamente por estos cuatro elementos</text:span>.<text:line-break/>Y si un sistema que posee estos cuatro elementos es, por definición, un sistema inteligente, entonces la vida —toda la vida— es un sistema inteligente.</text:p>
      <text:p text:style-name="Text_20_body">Esta afirmación puede parecer sorprendente, incluso provocadora, pero no lo es si la analizamos con calma. En las próximas páginas vamos a desarmar esta idea, pieza por pieza, para mostrar que es rigurosa, coherente y profundamente reveladora.</text:p>
      <text:p text:style-name="Horizontal_20_Line"/>
      <text:h text:style-name="Heading_20_2" text:outline-level="2"><text:span text:style-name="Strong_20_Emphasis">1. De la inteligencia al sistema inteligente</text:span></text:h>
      <text:p text:style-name="Text_20_body">Comencemos recordando la definición que hemos adoptado:<text:line-break/><text:span text:style-name="Strong_20_Emphasis">inteligencia es la capacidad de resolver un problema</text:span>.</text:p>
      <text:p text:style-name="Text_20_body">No hemos hablado de conciencia, emociones, lenguaje o razonamiento abstracto.<text:line-break/>Hemos hablado de algo más básico, más universal y más fácil de observar:<text:line-break/><text:span text:style-name="Strong_20_Emphasis">la capacidad de transformar información para alcanzar un objetivo</text:span>.</text:p>
      <text:p text:style-name="Text_20_body">Y hemos visto que para que un sistema pueda realizar esa transformación necesita cuatro elementos:</text:p>
      <text:list xml:id="list2710207118" text:style-name="L2">
        <text:list-item>
          <text:p text:style-name="P4"><text:span text:style-name="Strong_20_Emphasis">Datos</text:span>, que describen el estado actual del mundo. </text:p>
        </text:list-item>
        <text:list-item>
          <text:p text:style-name="P4"><text:span text:style-name="Strong_20_Emphasis">Método</text:span>, que indica qué operaciones deben realizarse. </text:p>
        </text:list-item>
        <text:list-item>
          <text:p text:style-name="P4"><text:soft-page-break/><text:span text:style-name="Strong_20_Emphasis">Memoria</text:span>, que conserva los datos, los métodos y los estados intermedios. </text:p>
        </text:list-item>
        <text:list-item>
          <text:p text:style-name="P3"><text:span text:style-name="Strong_20_Emphasis">Procesador</text:span>, que ejecuta las operaciones del método sobre los datos. </text:p>
        </text:list-item>
      </text:list>
      <text:p text:style-name="Text_20_body">Esta es la configuración mínima de cualquier sistema inteligente.<text:line-break/>No importa si está construido con circuitos electrónicos, con engranajes mecánicos o con moléculas orgánicas.<text:line-break/>Si posee estos cuatro elementos y los utiliza para resolver problemas, entonces es un sistema inteligente.</text:p>
      <text:p text:style-name="Horizontal_20_Line"/>
      <text:h text:style-name="Heading_20_2" text:outline-level="2"><text:span text:style-name="Strong_20_Emphasis">2. La vida también está hecha de estos cuatro elementos</text:span></text:h>
      <text:p text:style-name="Text_20_body">Aquí es donde la idea se vuelve poderosa.<text:line-break/>Porque cuando observamos a la vida —no a un organismo particular, sino a la vida como sistema— encontramos exactamente los mismos cuatro elementos:</text:p>
      <text:list xml:id="list3686200204" text:style-name="L3">
        <text:list-item>
          <text:p text:style-name="P6"><text:span text:style-name="Strong_20_Emphasis">Datos:</text:span> la información genética, ambiental, química y física que describe el estado del organismo y su entorno. </text:p>
        </text:list-item>
        <text:list-item>
          <text:p text:style-name="P6"><text:span text:style-name="Strong_20_Emphasis">Método:</text:span> los procesos biológicos, metabólicos, evolutivos y conductuales que transforman esos datos. </text:p>
        </text:list-item>
        <text:list-item>
          <text:p text:style-name="P6"><text:span text:style-name="Strong_20_Emphasis">Memoria:</text:span> el ADN, la epigenética, la memoria inmunológica, la memoria neuronal, la herencia evolutiva. </text:p>
        </text:list-item>
        <text:list-item>
          <text:p text:style-name="P5"><text:span text:style-name="Strong_20_Emphasis">Procesador:</text:span> las células, los tejidos, los sistemas metabólicos, los mecanismos de regulación, los comportamientos. </text:p>
        </text:list-item>
      </text:list>
      <text:p text:style-name="Text_20_body">La vida recibe información, la almacena, la transforma y produce nuevas configuraciones que le permiten persistir, adaptarse, reproducirse y evolucionar.<text:line-break/>Es decir: <text:span text:style-name="Strong_20_Emphasis">resuelve problemas</text:span>.</text:p>
      <text:p text:style-name="Text_20_body">Y si resuelve problemas, entonces es inteligente.<text:line-break/>No inteligente “como un humano”, sino inteligente en el sentido universal, funcional y lógico que hemos definido.</text:p>
      <text:p text:style-name="Horizontal_20_Line"/>
      <text:h text:style-name="Heading_20_2" text:outline-level="2"><text:span text:style-name="Strong_20_Emphasis">3. Función e implementación: la clave para ver lo esencial</text:span></text:h>
      <text:p text:style-name="Text_20_body">Para comprender esta idea sin confusión, necesitamos distinguir entre <text:span text:style-name="Strong_20_Emphasis">función</text:span> e <text:span text:style-name="Strong_20_Emphasis">implementación</text:span>.</text:p>
      <text:list xml:id="list4093421446" text:style-name="L4">
        <text:list-item>
          <text:p text:style-name="P8"><text:span text:style-name="Strong_20_Emphasis">La función</text:span> es lo que un sistema hace. </text:p>
        </text:list-item>
        <text:list-item>
          <text:p text:style-name="P7"><text:span text:style-name="Strong_20_Emphasis">La implementación</text:span> es el mecanismo físico que realiza esa función. </text:p>
        </text:list-item>
      </text:list>
      <text:p text:style-name="Text_20_body">Por ejemplo, si la función es <text:span text:style-name="Strong_20_Emphasis">comunicar un mensaje</text:span>, podemos implementarla de muchas formas:</text:p>
      <text:list xml:id="list4012755826" text:style-name="L5">
        <text:list-item>
          <text:p text:style-name="P10">un mensajero a caballo, </text:p>
        </text:list-item>
        <text:list-item>
          <text:p text:style-name="P10">una carta enviada por correo postal, </text:p>
        </text:list-item>
        <text:list-item>
          <text:p text:style-name="P10">un correo electrónico, </text:p>
        </text:list-item>
        <text:list-item>
          <text:p text:style-name="P10"><text:soft-page-break/>una llamada telefónica, </text:p>
        </text:list-item>
        <text:list-item>
          <text:p text:style-name="P9">un mensaje de texto. </text:p>
        </text:list-item>
      </text:list>
      <text:p text:style-name="Text_20_body">Todas estas implementaciones son distintas, pero la función es la misma: comunicar.</text:p>
      <text:p text:style-name="Text_20_body">Esta distinción es crucial porque nos permite ver que <text:span text:style-name="Strong_20_Emphasis">la vida es una implementación particular de un sistema inteligente</text:span>, no la única posible.<text:line-break/>La vida utiliza moléculas orgánicas, células, tejidos, redes metabólicas y procesos evolutivos como su hardware.<text:line-break/>Nosotros, en cambio, utilizamos electrónica, silicio y circuitos.</text:p>
      <text:p text:style-name="Text_20_body">Pero ambos sistemas realizan funciones equivalentes:<text:line-break/>almacenar información, procesarla, transformarla y generar nuevas soluciones.</text:p>
      <text:p text:style-name="Text_20_body">La materia orgánica es solo una tecnología más —una extraordinariamente compleja, sí, pero una tecnología al fin— para implementar un sistema inteligente.</text:p>
      <text:p text:style-name="Horizontal_20_Line"/>
      <text:h text:style-name="Heading_20_2" text:outline-level="2"><text:span text:style-name="Strong_20_Emphasis">4. La complejidad biológica nos distrae de lo esencial</text:span></text:h>
      <text:p text:style-name="Text_20_body">Cuando pensamos en la vida, solemos quedar atrapados en su complejidad:</text:p>
      <text:list xml:id="list2390685853" text:style-name="L6">
        <text:list-item>
          <text:p text:style-name="P12">millones de especies, </text:p>
        </text:list-item>
        <text:list-item>
          <text:p text:style-name="P12">estructuras celulares intrincadas, </text:p>
        </text:list-item>
        <text:list-item>
          <text:p text:style-name="P12">procesos bioquímicos que aún no comprendemos del todo, </text:p>
        </text:list-item>
        <text:list-item>
          <text:p text:style-name="P12">ecosistemas interdependientes, </text:p>
        </text:list-item>
        <text:list-item>
          <text:p text:style-name="P11">comportamientos emergentes. </text:p>
        </text:list-item>
      </text:list>
      <text:p text:style-name="Text_20_body">Toda esta riqueza es fascinante, pero también puede ser un obstáculo.<text:line-break/>La complejidad nos deslumbra y nos impide ver lo esencial:<text:line-break/><text:span text:style-name="Strong_20_Emphasis">la estructura lógica que sostiene a la vida es simple y universal</text:span>.</text:p>
      <text:p text:style-name="Text_20_body">Por eso, en este libro no vamos a estudiar la vida desde la biología tradicional.<text:line-break/>No vamos a analizar proteínas, órganos o especies.<text:line-break/>Vamos a estudiar la vida desde su <text:span text:style-name="Strong_20_Emphasis">función lógica</text:span>, desde su arquitectura conceptual, desde aquello que hace que la vida sea vida independientemente de su forma física.</text:p>
      <text:p text:style-name="Text_20_body">Vamos a mirar la vida como miraríamos un sistema de cálculo:<text:line-break/>como un conjunto de datos, métodos, memorias y procesadores que trabajan juntos para resolver problemas.</text:p>
      <text:p text:style-name="Horizontal_20_Line"/>
      <text:h text:style-name="Heading_20_2" text:outline-level="2"><text:soft-page-break/><text:span text:style-name="Strong_20_Emphasis">5. La vida como sistema inteligente: una afirmación que debe demostrarse</text:span></text:h>
      <text:p text:style-name="Text_20_body">Decir que la vida es un sistema inteligente puede sonar abstracto o incluso metafórico.<text:line-break/>Pero no lo es.<text:line-break/>Es una afirmación literal, precisa y verificable.</text:p>
      <text:p text:style-name="Text_20_body">Sin embargo, para que esta afirmación sea clara para cualquier lector, no basta con explicarla teóricamente.<text:line-break/>La teoría puede parecer convincente, pero la comprensión profunda surge cuando vemos el proceso en acción.</text:p>
      <text:p text:style-name="Text_20_body">Por eso, en lugar de pedir al lector que acepte esta idea por fe o por autoridad, vamos a hacer algo mucho más poderoso:<text:line-break/><text:span text:style-name="Strong_20_Emphasis">vamos a construir nosotros mismos un sistema inteligente desde cero</text:span>.</text:p>
      <text:p text:style-name="Text_20_body">Un sistema que posea exactamente los cuatro elementos mínimos:</text:p>
      <text:list xml:id="list2562076547" text:style-name="L7">
        <text:list-item>
          <text:p text:style-name="P14">datos, </text:p>
        </text:list-item>
        <text:list-item>
          <text:p text:style-name="P14">método, </text:p>
        </text:list-item>
        <text:list-item>
          <text:p text:style-name="P14">memoria, </text:p>
        </text:list-item>
        <text:list-item>
          <text:p text:style-name="P13">procesador. </text:p>
        </text:list-item>
      </text:list>
      <text:p text:style-name="Text_20_body">Lo pondremos en funcionamiento y observaremos cómo resuelve problemas.<text:line-break/>Veremos cómo transforma información, cómo cambia de estado, cómo avanza paso a paso hacia una solución.</text:p>
      <text:p text:style-name="Text_20_body">Y cuando veamos este sistema en acción, reconoceremos inmediatamente el mismo patrón en la vida.<text:line-break/>Lo que parecía invisible se volverá evidente.<text:line-break/>Lo que parecía complejo se volverá simple.<text:line-break/>Lo que parecía misterioso se volverá lógico.</text:p>
      <text:p text:style-name="Horizontal_20_Line"/>
      <text:h text:style-name="Heading_20_2" text:outline-level="2"><text:span text:style-name="Strong_20_Emphasis">6. El experimento conceptual: construir un sistema inteligente</text:span></text:h>
      <text:p text:style-name="Text_20_body">En las próximas secciones construiremos un sistema experimental extremadamente simple.<text:line-break/>No tendrá células, ni ADN, ni metabolismo.<text:line-break/>No será biológico.<text:line-break/>Será un sistema lógico, casi un juguete conceptual.</text:p>
      <text:p text:style-name="Text_20_body">Pero precisamente por su simplicidad será revelador.<text:line-break/>Nos permitirá ver, sin distracciones, cómo funciona un sistema inteligente en su forma más pura.</text:p>
      <text:p text:style-name="Text_20_body">Este sistema:</text:p>
      <text:list xml:id="list360866365" text:style-name="L8">
        <text:list-item>
          <text:p text:style-name="P16">tendrá datos iniciales, </text:p>
        </text:list-item>
        <text:list-item>
          <text:p text:style-name="P16">tendrá un método que define cómo transformar esos datos, </text:p>
        </text:list-item>
        <text:list-item>
          <text:p text:style-name="P16"><text:soft-page-break/>tendrá una memoria donde registrar los estados, </text:p>
        </text:list-item>
        <text:list-item>
          <text:p text:style-name="P15">y tendrá un procesador que ejecuta las operaciones. </text:p>
        </text:list-item>
      </text:list>
      <text:p text:style-name="Text_20_body">Lo observaremos trabajar.<text:line-break/>Veremos cómo avanza paso a paso.<text:line-break/>Veremos cómo resuelve un problema.</text:p>
      <text:p text:style-name="Text_20_body">Y entonces, cuando volvamos a mirar a la vida, reconoceremos la misma estructura.<text:line-break/>La vida dejará de ser un misterio incomprensible y se convertirá en un sistema lógico extraordinariamente sofisticado, pero basado en los mismos principios simples.</text:p>
      <text:p text:style-name="Horizontal_20_Line"/>
      <text:h text:style-name="Heading_20_2" text:outline-level="2"><text:span text:style-name="Strong_20_Emphasis">7. Un cambio de perspectiva</text:span></text:h>
      <text:p text:style-name="Text_20_body">Este experimento no solo nos permitirá comprender mejor la vida.<text:line-break/>También nos permitirá comprendernos mejor a nosotros mismos.</text:p>
      <text:p text:style-name="Text_20_body">Porque nosotros somos parte de ese sistema.<text:line-break/>Somos nodos de un proceso inteligente que comenzó hace miles de millones de años.<text:line-break/>Somos implementaciones particulares de una arquitectura universal.<text:line-break/>Somos memoria, datos, método y procesador trabajando juntos para resolver problemas.</text:p>
      <text:p text:style-name="Text_20_body">Cuando veamos esto con claridad, nuestra relación con la vida —y con nuestra propia existencia— cambiará.<text:line-break/>Comprenderemos que la inteligencia no es un privilegio humano, sino una propiedad fundamental de la vida misma.<text:line-break/>Comprenderemos que la vida no solo está viva: <text:span text:style-name="Strong_20_Emphasis">piensa</text:span>, en el sentido más profundo y universal del término.</text:p>
      <text:p text:style-name="Horizontal_20_Line"/>
      <text:h text:style-name="Heading_20_2" text:outline-level="2"><text:span text:style-name="Strong_20_Emphasis">8. Conclusión: hacia el modelo lógico de la vida</text:span></text:h>
      <text:p text:style-name="Text_20_body">En resumen:</text:p>
      <text:list xml:id="list1066701444" text:style-name="L9">
        <text:list-item>
          <text:p text:style-name="P18">Hemos definido la inteligencia como la capacidad de resolver problemas. </text:p>
        </text:list-item>
        <text:list-item>
          <text:p text:style-name="P18">Hemos identificado los cuatro elementos mínimos que necesita cualquier sistema inteligente. </text:p>
        </text:list-item>
        <text:list-item>
          <text:p text:style-name="P18">Hemos mostrado que la vida posee exactamente esos cuatro elementos. </text:p>
        </text:list-item>
        <text:list-item>
          <text:p text:style-name="P17">Y hemos preparado el terreno para demostrarlo de forma práctica. </text:p>
        </text:list-item>
      </text:list>
      <text:p text:style-name="Text_20_body">En las próximas secciones construiremos un sistema inteligente desde cero.<text:line-break/>Lo veremos funcionar.<text:line-break/>Y a través de él, veremos a la vida con nuevos ojos.</text:p>
      <text:p text:style-name="Text_20_body">Este es el comienzo de un cambio de perspectiva profundo.<text:line-break/>Un cambio que nos permitirá entender la vida no solo como un fenómeno biológico, sino como un sistema lógico, coherente y sorprendentemente elegante.</text:p>
      <text:p text:style-name="Horizontal_20_Line"><text:soft-page-break/></text:p>
      <text:p text:style-name="Text_20_body">Si quieres, puedo ayudarte a:</text:p>
      <text:list xml:id="list1972370449" text:style-name="L10">
        <text:list-item>
          <text:p text:style-name="P20">ajustar el tono, </text:p>
        </text:list-item>
        <text:list-item>
          <text:p text:style-name="P20">hacerlo más poético o más técnico, </text:p>
        </text:list-item>
        <text:list-item>
          <text:p text:style-name="P20">integrarlo como cierre formal del capítulo, </text:p>
        </text:list-item>
        <text:list-item>
          <text:p text:style-name="P19">o preparar la introducción del sistema experimental que viene después. </text:p>
        </text:list-item>
      </text:list>
      <text:p text:style-name="Text_20_body">Tú decides cómo segui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08:52.860000000</meta:creation-date>
    <dc:date>2026-02-15T11:18:30.159000000</dc:date>
    <meta:editing-duration>PT9M37S</meta:editing-duration>
    <meta:editing-cycles>1</meta:editing-cycles>
    <meta:document-statistic meta:table-count="0" meta:image-count="0" meta:object-count="0" meta:page-count="6" meta:paragraph-count="88" meta:word-count="1467" meta:character-count="9578" meta:non-whitespace-character-count="8199"/>
    <meta:generator>LibreOffice/7.3.5.2$Windows_X86_64 LibreOffice_project/184fe81b8c8c30d8b5082578aee2fed2ea847c01</meta:generator>
  </office:meta>
</office:document-meta>
</file>